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4.06cm"/>
    </style:style>
    <style:style style:name="co8" style:family="table-column">
      <style:table-column-properties fo:break-before="auto" style:column-width="1.882cm"/>
    </style:style>
    <style:style style:name="co9" style:family="table-column">
      <style:table-column-properties fo:break-before="auto" style:column-width="4.48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5.175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tyle="normal" style:font-style-asian="normal" style:font-style-complex="normal"/>
    </style:style>
    <style:style style:name="ce6" style:family="table-cell" style:parent-style-name="Default" style:data-style-name="N0">
      <style:table-cell-properties fo:border-bottom="0.74pt solid #000000" fo:border-left="0.74pt solid #000000" fo:border-right="none" fo:border-top="0.74pt solid #000000"/>
      <style:text-properties fo:font-style="normal" style:font-style-asian="normal" style:font-style-complex="normal"/>
    </style:style>
    <style:style style:name="ce7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" style:family="table-cell" style:parent-style-name="Default" style:data-style-name="N4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 style:data-style-name="N4">
      <style:table-cell-properties fo:background-color="#bbe33d" fo:border="0.74pt solid #000000"/>
    </style:style>
    <style:style style:name="ce11" style:family="table-cell" style:parent-style-name="Default" style:data-style-name="N110">
      <style:table-cell-properties fo:background-color="#bbe33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14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style="normal" style:font-style-asian="normal" style:font-style-complex="normal"/>
    </style:style>
    <style:style style:name="ce1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4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normal" style:font-style-asian="normal" style:font-style-complex="normal"/>
    </style:style>
    <style:style style:name="ce20" style:family="table-cell" style:parent-style-name="Default" style:data-style-name="N0">
      <style:table-cell-properties fo:border-bottom="0.74pt solid #000000" fo:border-left="none" fo:border-right="none" fo:border-top="0.74pt solid #000000"/>
      <style:text-properties fo:font-style="normal" style:font-style-asian="normal" style:font-style-complex="normal"/>
    </style:style>
    <style:style style:name="ce21" style:family="table-cell" style:parent-style-name="Default" style:data-style-name="N0">
      <style:table-cell-properties fo:border-bottom="none" fo:background-color="#ffbf00" fo:border-left="0.74pt solid #000000" fo:border-right="none" fo:border-top="0.74pt solid #000000"/>
    </style:style>
    <style:style style:name="ce22" style:family="table-cell" style:parent-style-name="Default" style:data-style-name="N0">
      <style:table-cell-properties fo:border-bottom="0.74pt solid #000000" fo:background-color="#ffbf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74pt solid #000000" fo:border-top="0.74pt solid #ff4000"/>
      <style:text-properties fo:font-style="normal" style:font-style-asian="normal" style:font-style-complex="normal"/>
    </style:style>
    <style:style style:name="ce26" style:family="table-cell" style:parent-style-name="Default" style:data-style-name="N0">
      <style:table-cell-properties fo:border-bottom="none" fo:background-color="#ffbf00" fo:border-left="none" fo:border-right="0.74pt solid #000000" fo:border-top="0.74pt solid #000000"/>
    </style:style>
    <style:style style:name="ce27" style:family="table-cell" style:parent-style-name="Default" style:data-style-name="N0">
      <style:table-cell-properties fo:border-bottom="0.74pt solid #000000" fo:background-color="#ffbf00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30" style:family="table-cell" style:parent-style-name="Default" style:data-style-name="N3">
      <style:table-cell-properties fo:background-color="#bbe33d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32" style:family="table-cell" style:parent-style-name="Default" style:data-style-name="N4">
      <style:table-cell-properties fo:border="0.74pt solid #000000"/>
    </style:style>
    <style:style style:name="ce33" style:family="table-cell" style:parent-style-name="Default" style:data-style-name="N4">
      <style:table-cell-properties fo:background-color="#ff6d6d" fo:border="0.74pt solid #000000"/>
    </style:style>
    <style:style style:name="ce34" style:family="table-cell" style:parent-style-name="Default" style:data-style-name="N110">
      <style:table-cell-properties fo:background-color="#ff6d6d"/>
    </style:style>
    <style:style style:name="ce3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6d6d"/>
    </style:style>
    <style:style style:name="ce37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38" style:family="table-cell" style:parent-style-name="Default" style:data-style-name="N10">
      <style:table-cell-properties fo:background-color="#bbe33d"/>
    </style:style>
    <style:style style:name="ce39" style:family="table-cell" style:parent-style-name="Default" style:data-style-name="N0">
      <style:table-cell-properties fo:border="none"/>
    </style:style>
    <style:style style:name="ce40" style:family="table-cell" style:parent-style-name="Default" style:data-style-name="N0">
      <style:table-cell-properties fo:background-color="#ffbf00"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bf00" fo:border="none"/>
    </style:style>
    <style:style style:name="ce42" style:family="table-cell" style:parent-style-name="Default" style:data-style-name="N0">
      <style:table-cell-properties fo:background-color="#f7d1d5" fo:border="none"/>
    </style:style>
    <style:style style:name="ce43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4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45" style:family="table-cell" style:parent-style-name="Default" style:data-style-name="N112">
      <style:table-cell-properties fo:background-color="#bbe33d" fo:border="0.74pt solid #000000"/>
    </style:style>
    <style:style style:name="ce46" style:family="table-cell" style:parent-style-name="Default" style:data-style-name="N112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Total time (ms)</text:p>
          </table:table-cell>
          <table:covered-table-cell table:number-columns-repeated="4" table:style-name="ce12"/>
          <table:covered-table-cell table:style-name="ce24"/>
          <table:table-cell table:style-name="ce28" office:value-type="string" calcext:value-type="string" table:number-columns-spanned="2" table:number-rows-spanned="1">
            <text:p>time spent in GC (ms)</text:p>
          </table:table-cell>
          <table:covered-table-cell table:style-name="ce24"/>
          <table:table-cell table:style-name="ce4" office:value-type="string" calcext:value-type="string" table:number-columns-spanned="6" table:number-rows-spanned="1">
            <text:p>allocated in the heap (bytes)</text:p>
          </table:table-cell>
          <table:covered-table-cell table:number-columns-repeated="4" table:style-name="ce12"/>
          <table:covered-table-cell table:style-name="ce24"/>
          <table:table-cell table:style-name="ce4" office:value-type="string" calcext:value-type="string" table:number-columns-spanned="4" table:number-rows-spanned="1">
            <text:p>copied during GC (bytes)</text:p>
          </table:table-cell>
          <table:covered-table-cell table:number-columns-repeated="2" table:style-name="ce12"/>
          <table:covered-table-cell table:style-name="ce24"/>
          <table:table-cell table:style-name="ce4" office:value-type="string" calcext:value-type="string" table:number-columns-spanned="4" table:number-rows-spanned="1">
            <text:p>peak memory (MB)</text:p>
          </table:table-cell>
          <table:covered-table-cell table:number-columns-repeated="2" table:style-name="ce12"/>
          <table:covered-table-cell table:style-name="ce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T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-p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-s</text:p>
          </table:table-cell>
          <table:covered-table-cell table:style-name="ce31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T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p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T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-T</text:p>
          </table:table-cell>
          <table:covered-table-cell table:style-name="ce13"/>
        </table:table-row>
        <table:table-row table:style-name="ro1">
          <table:table-cell table:style-name="ce1" office:value-type="string" calcext:value-type="string">
            <text:p>(F = force, REG = copyIntoReg)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20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  <table:table-cell table:style-name="ce6" office:value-type="string" calcext:value-type="string">
            <text:p>F</text:p>
          </table:table-cell>
          <table:table-cell table:style-name="ce14" office:value-type="string" calcext:value-type="string">
            <text:p>REG</text:p>
          </table:table-cell>
        </table:table-row>
        <table:table-row table:style-name="ro1">
          <table:table-cell table:style-name="ce1" office:value-type="string" calcext:value-type="string">
            <text:p>without dest</text:p>
          </table:table-cell>
          <table:table-cell table:style-name="ce7" office:value-type="float" office:value="55" calcext:value-type="float">
            <text:p>55</text:p>
          </table:table-cell>
          <table:table-cell table:style-name="ce15" office:value-type="float" office:value="47" calcext:value-type="float">
            <text:p>47</text:p>
          </table:table-cell>
          <table:table-cell table:style-name="ce7" office:value-type="float" office:value="36.3" calcext:value-type="float">
            <text:p>36,3</text:p>
          </table:table-cell>
          <table:table-cell table:style-name="ce15" office:value-type="float" office:value="38.2" calcext:value-type="float">
            <text:p>38,2</text:p>
          </table:table-cell>
          <table:table-cell table:style-name="ce21" office:value-type="float" office:value="24" calcext:value-type="float">
            <text:p>24</text:p>
          </table:table-cell>
          <table:table-cell table:style-name="ce26" office:value-type="float" office:value="31" calcext:value-type="float">
            <text:p>31</text:p>
          </table:table-cell>
          <table:table-cell table:style-name="ce7" office:value-type="float" office:value="39" calcext:value-type="float">
            <text:p>39</text:p>
          </table:table-cell>
          <table:table-cell table:style-name="ce15" office:value-type="float" office:value="22" calcext:value-type="float">
            <text:p>22</text:p>
          </table:table-cell>
          <table:table-cell table:style-name="ce7" office:value-type="float" office:value="18485824" calcext:value-type="float">
            <text:p>18485824</text:p>
          </table:table-cell>
          <table:table-cell table:style-name="ce15" office:value-type="float" office:value="30445088" calcext:value-type="float">
            <text:p>30445088</text:p>
          </table:table-cell>
          <table:table-cell table:style-name="ce7" office:value-type="float" office:value="17000000" calcext:value-type="float">
            <text:p>17000000</text:p>
          </table:table-cell>
          <table:table-cell table:style-name="ce15" office:value-type="float" office:value="26000000" calcext:value-type="float">
            <text:p>26000000</text:p>
          </table:table-cell>
          <table:table-cell table:style-name="ce39" office:value-type="float" office:value="18410008" calcext:value-type="float">
            <text:p>18410008</text:p>
          </table:table-cell>
          <table:table-cell table:style-name="ce41" office:value-type="float" office:value="18408992" calcext:value-type="float">
            <text:p>18408992</text:p>
          </table:table-cell>
          <table:table-cell table:style-name="ce7" office:value-type="float" office:value="26484512" calcext:value-type="float">
            <text:p>26484512</text:p>
          </table:table-cell>
          <table:table-cell table:style-name="ce15" office:value-type="float" office:value="15128800" calcext:value-type="float">
            <text:p>15128800</text:p>
          </table:table-cell>
          <table:table-cell table:style-name="ce7" office:value-type="float" office:value="22000000" calcext:value-type="float">
            <text:p>22000000</text:p>
          </table:table-cell>
          <table:table-cell table:style-name="ce15" office:value-type="float" office:value="15000000" calcext:value-type="float">
            <text:p>15000000</text:p>
          </table:table-cell>
          <table:table-cell table:style-name="ce7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7" office:value-type="float" office:value="39" calcext:value-type="float">
            <text:p>39</text:p>
          </table:table-cell>
          <table:table-cell table:style-name="ce15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with dest</text:p>
          </table:table-cell>
          <table:table-cell table:style-name="ce8" office:value-type="float" office:value="33" calcext:value-type="float" table:number-columns-spanned="2" table:number-rows-spanned="1">
            <text:p>33</text:p>
          </table:table-cell>
          <table:covered-table-cell table:style-name="ce15"/>
          <table:table-cell table:style-name="ce8" office:value-type="float" office:value="22.7" calcext:value-type="float" table:number-columns-spanned="2" table:number-rows-spanned="1">
            <text:p>22,7</text:p>
          </table:table-cell>
          <table:covered-table-cell table:style-name="ce15"/>
          <table:table-cell table:style-name="ce22" office:value-type="float" office:value="41" calcext:value-type="float" table:number-columns-spanned="2" table:number-rows-spanned="1">
            <text:p>41</text:p>
          </table:table-cell>
          <table:covered-table-cell table:style-name="ce27"/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style-name="ce8" office:value-type="float" office:value="27142128" calcext:value-type="float" table:number-columns-spanned="2" table:number-rows-spanned="1">
            <text:p>27142128</text:p>
          </table:table-cell>
          <table:covered-table-cell table:style-name="ce15"/>
          <table:table-cell table:style-name="ce8" office:value-type="float" office:value="24000000" calcext:value-type="float" table:number-columns-spanned="2" table:number-rows-spanned="1">
            <text:p>24000000</text:p>
          </table:table-cell>
          <table:covered-table-cell table:style-name="ce15"/>
          <table:table-cell table:style-name="ce40" office:value-type="float" office:value="13828072" calcext:value-type="float" table:number-columns-spanned="2" table:number-rows-spanned="1">
            <text:p>13828072</text:p>
          </table:table-cell>
          <table:covered-table-cell table:style-name="ce42"/>
          <table:table-cell table:style-name="ce8" office:value-type="float" office:value="52648" calcext:value-type="float" table:number-columns-spanned="2" table:number-rows-spanned="1">
            <text:p>52648</text:p>
          </table:table-cell>
          <table:covered-table-cell table:style-name="ce15"/>
          <table:table-cell table:style-name="ce8" office:value-type="float" office:value="99000" calcext:value-type="float" table:number-columns-spanned="2" table:number-rows-spanned="1">
            <text:p>99000</text:p>
          </table:table-cell>
          <table:covered-table-cell table:style-name="ce15"/>
          <table:table-cell table:style-name="ce8" office:value-type="float" office:value="19" calcext:value-type="float" table:number-columns-spanned="2" table:number-rows-spanned="1">
            <text:p>19</text:p>
          </table:table-cell>
          <table:covered-table-cell table:style-name="ce15"/>
          <table:table-cell table:style-name="ce8" office:value-type="float" office:value="35" calcext:value-type="float" table:number-columns-spanned="2" table:number-rows-spanned="1">
            <text:p>35</text:p>
          </table:table-cell>
          <table:covered-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ratio with_dest/without_dest</text:p>
          </table:table-cell>
          <table:table-cell table:style-name="ce9" table:formula="of:=[.B5]/[.B4]" office:value-type="float" office:value="0.6" calcext:value-type="float">
            <text:p>0,60</text:p>
          </table:table-cell>
          <table:table-cell table:style-name="ce16" table:formula="of:=[.B5]/[.C4]" office:value-type="float" office:value="0.702127659574468" calcext:value-type="float">
            <text:p>0,70</text:p>
          </table:table-cell>
          <table:table-cell table:style-name="ce9" table:formula="of:=[.D5]/[.D4]" office:value-type="float" office:value="0.62534435261708" calcext:value-type="float">
            <text:p>0,63</text:p>
          </table:table-cell>
          <table:table-cell table:style-name="ce16" table:formula="of:=[.D5]/[.E4]" office:value-type="float" office:value="0.594240837696335" calcext:value-type="float">
            <text:p>0,59</text:p>
          </table:table-cell>
          <table:table-cell table:style-name="ce18"/>
          <table:table-cell table:style-name="ce16"/>
          <table:table-cell table:style-name="ce9" table:formula="of:=[.H5]/[.H4]" office:value-type="float" office:value="0.0256410256410256" calcext:value-type="float">
            <text:p>0,03</text:p>
          </table:table-cell>
          <table:table-cell table:style-name="ce16" table:formula="of:=[.H5]/[.I4]" office:value-type="float" office:value="0.0454545454545455" calcext:value-type="float">
            <text:p>0,05</text:p>
          </table:table-cell>
          <table:table-cell table:style-name="ce9" table:formula="of:=[.J5]/[.J4]" office:value-type="float" office:value="1.46826714351494" calcext:value-type="float">
            <text:p>1,47</text:p>
          </table:table-cell>
          <table:table-cell table:style-name="ce16" table:formula="of:=[.J5]/[.K4]" office:value-type="float" office:value="0.891510906455583" calcext:value-type="float">
            <text:p>0,89</text:p>
          </table:table-cell>
          <table:table-cell table:style-name="ce9" table:formula="of:=[.L5]/[.L4]" office:value-type="float" office:value="1.41176470588235" calcext:value-type="float">
            <text:p>1,41</text:p>
          </table:table-cell>
          <table:table-cell table:style-name="ce16" table:formula="of:=[.L5]/[.M4]" office:value-type="float" office:value="0.923076923076923" calcext:value-type="float">
            <text:p>0,92</text:p>
          </table:table-cell>
          <table:table-cell table:style-name="ce9" table:formula="of:=[.N5]/[.N4]" office:value-type="float" office:value="0.751117109780724" calcext:value-type="float">
            <text:p>0,75</text:p>
          </table:table-cell>
          <table:table-cell table:style-name="ce16" table:formula="of:=[.N5]/[.O4]" office:value-type="float" office:value="0.751158564249471" calcext:value-type="float">
            <text:p>0,75</text:p>
          </table:table-cell>
          <table:table-cell table:style-name="ce44" table:formula="of:=[.P5]/[.P4]" office:value-type="float" office:value="0.00198787880252428" calcext:value-type="float">
            <text:p>0,0020</text:p>
          </table:table-cell>
          <table:table-cell table:style-name="ce46" table:formula="of:=[.P5]/[.Q4]" office:value-type="float" office:value="0.00347998519380255" calcext:value-type="float">
            <text:p>0,0035</text:p>
          </table:table-cell>
          <table:table-cell table:style-name="ce9" table:formula="of:=[.R5]/[.R4]" office:value-type="float" office:value="0.0045" calcext:value-type="float">
            <text:p>0,00</text:p>
          </table:table-cell>
          <table:table-cell table:style-name="ce16" table:formula="of:=[.R5]/[.S4]" office:value-type="float" office:value="0.0066" calcext:value-type="float">
            <text:p>0,01</text:p>
          </table:table-cell>
          <table:table-cell table:style-name="ce9" table:formula="of:=[.T5]/[.T4]" office:value-type="float" office:value="0.730769230769231" calcext:value-type="float">
            <text:p>0,73</text:p>
          </table:table-cell>
          <table:table-cell table:style-name="ce16" table:formula="of:=[.T5]/[.U4]" office:value-type="float" office:value="0.76" calcext:value-type="float">
            <text:p>0,76</text:p>
          </table:table-cell>
          <table:table-cell table:style-name="ce9" table:formula="of:=[.V5]/[.V4]" office:value-type="float" office:value="0.897435897435897" calcext:value-type="float">
            <text:p>0,90</text:p>
          </table:table-cell>
          <table:table-cell table:style-name="ce16" table:formula="of:=[.V5]/[.W4]" office:value-type="float" office:value="0.921052631578947" calcext:value-type="float">
            <text:p>0,92</text:p>
          </table:table-cell>
        </table:table-row>
        <table:table-row table:style-name="ro1">
          <table:covered-table-cell table:style-name="ce3"/>
          <table:table-cell table:style-name="ce10" table:formula="of:=AVERAGE([.B6:.E6])" office:value-type="float" office:value="0.630428212471971" calcext:value-type="float">
            <text:p>0,63</text:p>
          </table:table-cell>
          <table:table-cell table:style-name="ce9"/>
          <table:table-cell table:style-name="ce18" table:number-columns-repeated="3"/>
          <table:table-cell table:style-name="ce16"/>
          <table:table-cell table:style-name="ce10" table:formula="of:=AVERAGE([.H6:.I6])" office:value-type="float" office:value="0.0355477855477855" calcext:value-type="float">
            <text:p>0,04</text:p>
          </table:table-cell>
          <table:table-cell table:style-name="ce32"/>
          <table:table-cell table:style-name="ce33" table:formula="of:=AVERAGE([.J6];[.L6])" office:value-type="float" office:value="1.44001592469865" calcext:value-type="float">
            <text:p>1,44</text:p>
          </table:table-cell>
          <table:table-cell table:style-name="ce35" table:number-columns-spanned="2" table:number-rows-spanned="1"/>
          <table:covered-table-cell table:style-name="ce37"/>
          <table:table-cell table:style-name="ce10" table:formula="of:=AVERAGE([.K6];[.M6])" office:value-type="float" office:value="0.907293914766253" calcext:value-type="float">
            <text:p>0,91</text:p>
          </table:table-cell>
          <table:table-cell table:style-name="ce37"/>
          <table:table-cell table:style-name="ce43"/>
          <table:table-cell table:style-name="ce45" table:formula="of:=AVERAGE([.P6];[.Q6];[.R6];[.S6])" office:value-type="float" office:value="0.00414196599908171" calcext:value-type="float">
            <text:p>0,0041</text:p>
          </table:table-cell>
          <table:table-cell table:style-name="ce9"/>
          <table:table-cell table:style-name="ce18"/>
          <table:table-cell table:style-name="ce16"/>
          <table:table-cell table:style-name="ce10" table:formula="of:=AVERAGE([.T6:.W6])" office:value-type="float" office:value="0.827314439946019" calcext:value-type="float">
            <text:p>0,83</text:p>
          </table:table-cell>
          <table:table-cell table:style-name="ce9"/>
          <table:table-cell table:style-name="ce18"/>
          <table:table-cell table:style-name="ce16"/>
        </table:table-row>
        <table:table-row table:style-name="ro1">
          <table:table-cell/>
          <table:table-cell table:style-name="ce11" table:formula="of:=1/[.B7]-1" office:value-type="percentage" office:value="0.586223427531744" calcext:value-type="percentage">
            <text:p>+59 %</text:p>
          </table:table-cell>
          <table:table-cell table:style-name="ce17" office:value-type="string" calcext:value-type="string">
            <text:p>speed</text:p>
          </table:table-cell>
          <table:table-cell table:style-name="ce17" table:number-columns-repeated="4"/>
          <table:table-cell table:style-name="ce30" table:formula="of:=1/[.H7]" office:value-type="float" office:value="28.1311475409836" calcext:value-type="float">
            <text:p>28</text:p>
          </table:table-cell>
          <table:table-cell table:style-name="ce17" office:value-type="string" calcext:value-type="string">
            <text:p>x less time spent in GC</text:p>
          </table:table-cell>
          <table:table-cell table:style-name="ce34" table:formula="of:=[.J7]-1" office:value-type="percentage" office:value="0.440015924698649" calcext:value-type="percentage">
            <text:p>+44 %</text:p>
          </table:table-cell>
          <table:table-cell table:style-name="ce36" office:value-type="string" calcext:value-type="string">
            <text:p>bytes allocated than naive version but</text:p>
          </table:table-cell>
          <table:table-cell table:style-name="ce36"/>
          <table:table-cell table:style-name="ce38" table:formula="of:=[.M7]-1" office:value-type="percentage" office:value="-0.0927060852337468" calcext:value-type="percentage">
            <text:p>-9 %</text:p>
          </table:table-cell>
          <table:table-cell table:style-name="ce17" office:value-type="string" calcext:value-type="string">
            <text:p>bytes allocated than naive + copy</text:p>
          </table:table-cell>
          <table:table-cell table:style-name="ce17"/>
          <table:table-cell table:style-name="ce30" table:formula="of:=1/[.P7]" office:value-type="float" office:value="241.431243091253" calcext:value-type="float">
            <text:p>241</text:p>
          </table:table-cell>
          <table:table-cell table:style-name="ce17" office:value-type="string" calcext:value-type="string">
            <text:p>x less bytes copied during GC</text:p>
          </table:table-cell>
          <table:table-cell table:style-name="ce17" table:number-columns-repeated="2"/>
          <table:table-cell table:style-name="ce38" table:formula="of:=[.T7]-1" office:value-type="percentage" office:value="-0.172685560053981" calcext:value-type="percentage">
            <text:p>-17 %</text:p>
          </table:table-cell>
          <table:table-cell table:style-name="ce17" office:value-type="string" calcext:value-type="string">
            <text:p>peak memory usage</text:p>
          </table:table-cell>
          <table:table-cell table:style-name="ce17"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table:style-name="ce23" office:value-type="string" calcext:value-type="string" table:number-columns-spanned="5" table:number-rows-spanned="1">
            <text:p>les mesures ici doivent problablement exclure l’espace alloué en compact region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ce23" office:value-type="string" calcext:value-type="string" table:number-columns-spanned="6" table:number-rows-spanned="1">
            <text:p>outliers ; probablement que le profiling empêche des optis ?</text:p>
          </table:table-cell>
          <table:covered-table-cell table:number-columns-repeated="5"/>
          <table:table-cell table:number-columns-repeated="2"/>
          <table:table-cell table:style-name="ce23" office:value-type="string" calcext:value-type="string" table:number-columns-spanned="5" table:number-rows-spanned="1">
            <text:p>Ca indique que le résultat brut doit faire 12-13MB dans la compact region/heap</text:p>
          </table:table-cell>
          <table:covered-table-cell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number:percentage-style style:name="N110">
      <number:text>+</number:text>
      <number:number number:decimal-places="0" number:min-decimal-places="0" number:min-integer-digits="1"/>
      <number:text> %</number:text>
    </number:percentage-style>
    <number:percentage-style style:name="N109">
      <number:number number:decimal-places="1" number:min-decimal-places="1" number:min-integer-digits="1"/>
      <number:text> %</number:text>
    </number:percentage-style>
    <number:number-style style:name="N108">
      <number:number number:decimal-places="1" number:min-decimal-places="1" number:min-integer-digits="1" number:grouping="true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33:46.352584206</meta:creation-date>
    <dc:date>2023-09-21T14:00:31.500505148</dc:date>
    <meta:editing-duration>PT23M49S</meta:editing-duration>
    <meta:editing-cycles>2</meta:editing-cycles>
    <meta:generator>LibreOffice/7.3.7.2$Linux_X86_64 LibreOffice_project/30$Build-2</meta:generator>
    <meta:document-statistic meta:table-count="1" meta:cell-count="116" meta:object-count="0"/>
  </office:meta>
</office:document-meta>
</file>